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3000000546AABCFA7F059A3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111111" draw:fill-color="#cccccc" draw:textarea-horizontal-align="justify" draw:textarea-vertical-align="middle" draw:auto-grow-height="false" fo:min-height="18.25cm" fo:min-width="18.5cm"/>
    </style:style>
    <style:style style:name="gr4" style:family="graphic" style:parent-style-name="standard">
      <style:graphic-properties svg:stroke-color="#111111" draw:fill-color="#808080" draw:textarea-horizontal-align="justify" draw:textarea-vertical-align="middle" draw:auto-grow-height="false" fo:min-height="2.05cm" fo:min-width="18.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32pt" fo:font-style="normal" style:text-underline-style="none" fo:font-weight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control-implementation="ooo:com.sun.star.form.component.FixedText" xml:id="control1" form:id="control1" form:label="Informe de Mejores Clientes"/>
            <form:fixed-text form:name="Campo de etiqueta 2" form:control-implementation="ooo:com.sun.star.form.component.FixedText" xml:id="control2" form:id="control2" form:label="Fecha Desde:"/>
            <form:textarea form:name="txtDesde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ampo de etiqueta 2" form:control-implementation="ooo:com.sun.star.form.component.FixedText" xml:id="control4" form:id="control4" form:label="Fecha  Hasta:"/>
            <form:textarea form:name="txtDesde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fixed-text form:name="Campo de etiqueta 3" form:control-implementation="ooo:com.sun.star.form.component.FixedText" xml:id="control6" form:id="control6" form:label="Puesto"/>
            <form:fixed-text form:name="Campo de etiqueta 3" form:control-implementation="ooo:com.sun.star.form.component.FixedText" xml:id="control7" form:id="control7" form:label="Cliente"/>
            <form:fixed-text form:name="Campo de etiqueta 3" form:control-implementation="ooo:com.sun.star.form.component.FixedText" xml:id="control8" form:id="control8" form:label="Acumulado"/>
            <form:fixed-text form:name="Campo de etiqueta 3" form:control-implementation="ooo:com.sun.star.form.component.FixedText" xml:id="control9" form:id="control9" form:label="Ult. Venta"/>
            <form:textarea form:name="txtPuesto0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1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2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3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4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5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6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7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8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uesto9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0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2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3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4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5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6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7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8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9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0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1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2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3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4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5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6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7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8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Acumulado9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0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1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2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3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4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5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6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7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8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UltVenta9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control draw:style-name="gr1" draw:text-style-name="P2" draw:layer="layout" svg:width="17.2cm" svg:height="4.2cm" svg:x="1.9cm" svg:y="3.4cm" draw:control="control1"/>
        <draw:frame draw:style-name="gr2" draw:text-style-name="P3" draw:layer="layout" svg:width="14.262cm" svg:height="3.9cm" svg:x="3.369cm" svg:y="1.1cm">
          <draw:image xlink:href="Pictures/1000000000000133000000546AABCFA7F059A366.png" xlink:type="simple" xlink:show="embed" xlink:actuate="onLoad">
            <text:p/>
          </draw:image>
        </draw:frame>
        <draw:control draw:style-name="gr1" draw:text-style-name="P4" draw:layer="layout" svg:width="4.6cm" svg:height="0.8cm" svg:x="2.2cm" svg:y="6.9cm" draw:control="control2"/>
        <draw:control draw:style-name="standard" draw:text-style-name="P5" draw:layer="layout" svg:width="5.7cm" svg:height="1.2cm" svg:x="5.9cm" svg:y="6.6cm" draw:control="control3"/>
        <draw:control draw:style-name="gr1" draw:text-style-name="P4" draw:layer="layout" svg:width="4.6cm" svg:height="0.8cm" svg:x="2.2cm" svg:y="8.3cm" draw:control="control4"/>
        <draw:control draw:style-name="standard" draw:text-style-name="P5" draw:layer="layout" svg:width="5.7cm" svg:height="1.2cm" svg:x="5.9cm" svg:y="8cm" draw:control="control5"/>
        <draw:custom-shape draw:style-name="gr3" draw:text-style-name="P6" draw:layer="layout" svg:width="19cm" svg:height="18.5cm" svg:x="1cm" svg:y="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9cm" svg:height="2.3cm" svg:x="1cm" svg:y="9.6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.9cm" svg:y1="9.6cm" svg:x2="2.9cm" svg:y2="28.1cm">
          <text:p/>
        </draw:line>
        <draw:line draw:style-name="gr5" draw:text-style-name="P8" draw:layer="layout" svg:x1="13.6cm" svg:y1="9.65cm" svg:x2="13.6cm" svg:y2="28.1cm">
          <text:p/>
        </draw:line>
        <draw:line draw:style-name="gr5" draw:text-style-name="P8" draw:layer="layout" svg:x1="16.8cm" svg:y1="9.6cm" svg:x2="16.8cm" svg:y2="28.1cm">
          <text:p/>
        </draw:line>
        <draw:control draw:style-name="gr1" draw:text-style-name="P9" draw:layer="layout" svg:width="2cm" svg:height="0.7cm" svg:x="1.1cm" svg:y="10.4cm" draw:control="control6"/>
        <draw:control draw:style-name="gr1" draw:text-style-name="P9" draw:layer="layout" svg:width="2cm" svg:height="0.7cm" svg:x="7.2cm" svg:y="10.4cm" draw:control="control7"/>
        <draw:control draw:style-name="gr1" draw:text-style-name="P9" draw:layer="layout" svg:width="3.1cm" svg:height="0.7cm" svg:x="13.8cm" svg:y="10.4cm" draw:control="control8"/>
        <draw:control draw:style-name="gr1" draw:text-style-name="P9" draw:layer="layout" svg:width="2.5cm" svg:height="0.7cm" svg:x="17.2cm" svg:y="10.4cm" draw:control="control9"/>
        <draw:control draw:style-name="standard" draw:text-style-name="P5" draw:layer="layout" svg:width="1.7cm" svg:height="1.6cm" svg:x="1.1cm" svg:y="12cm" draw:control="control10"/>
        <draw:control draw:style-name="standard" draw:text-style-name="P5" draw:layer="layout" svg:width="1.7cm" svg:height="1.6cm" svg:x="1.1cm" svg:y="13.5cm" draw:control="control11"/>
        <draw:control draw:style-name="standard" draw:text-style-name="P5" draw:layer="layout" svg:width="1.7cm" svg:height="1.6cm" svg:x="1.1cm" svg:y="15.1cm" draw:control="control12"/>
        <draw:control draw:style-name="standard" draw:text-style-name="P5" draw:layer="layout" svg:width="1.7cm" svg:height="1.6cm" svg:x="1.1cm" svg:y="16.7cm" draw:control="control13"/>
        <draw:control draw:style-name="standard" draw:text-style-name="P5" draw:layer="layout" svg:width="1.7cm" svg:height="1.6cm" svg:x="1.1cm" svg:y="18.3cm" draw:control="control14"/>
        <draw:control draw:style-name="standard" draw:text-style-name="P5" draw:layer="layout" svg:width="1.7cm" svg:height="1.6cm" svg:x="1.1cm" svg:y="19.9cm" draw:control="control15"/>
        <draw:control draw:style-name="standard" draw:text-style-name="P5" draw:layer="layout" svg:width="1.7cm" svg:height="1.6cm" svg:x="1.1cm" svg:y="21.5cm" draw:control="control16"/>
        <draw:control draw:style-name="standard" draw:text-style-name="P5" draw:layer="layout" svg:width="1.7cm" svg:height="1.6cm" svg:x="1.1cm" svg:y="23.1cm" draw:control="control17"/>
        <draw:control draw:style-name="standard" draw:text-style-name="P5" draw:layer="layout" svg:width="1.7cm" svg:height="1.6cm" svg:x="1.1cm" svg:y="24.7cm" draw:control="control18"/>
        <draw:control draw:style-name="standard" draw:text-style-name="P5" draw:layer="layout" svg:width="1.7cm" svg:height="1.6cm" svg:x="1.1cm" svg:y="26.3cm" draw:control="control19"/>
        <draw:control draw:style-name="standard" draw:text-style-name="P5" draw:layer="layout" svg:width="10.5cm" svg:height="1.6cm" svg:x="3cm" svg:y="12cm" draw:control="control20"/>
        <draw:control draw:style-name="standard" draw:text-style-name="P5" draw:layer="layout" svg:width="10.5cm" svg:height="1.6cm" svg:x="3cm" svg:y="13.5cm" draw:control="control21"/>
        <draw:control draw:style-name="standard" draw:text-style-name="P5" draw:layer="layout" svg:width="10.5cm" svg:height="1.6cm" svg:x="3cm" svg:y="15.1cm" draw:control="control22"/>
        <draw:control draw:style-name="standard" draw:text-style-name="P5" draw:layer="layout" svg:width="10.5cm" svg:height="1.6cm" svg:x="3cm" svg:y="16.7cm" draw:control="control23"/>
        <draw:control draw:style-name="standard" draw:text-style-name="P5" draw:layer="layout" svg:width="10.5cm" svg:height="1.6cm" svg:x="3cm" svg:y="18.3cm" draw:control="control24"/>
        <draw:control draw:style-name="standard" draw:text-style-name="P5" draw:layer="layout" svg:width="10.5cm" svg:height="1.6cm" svg:x="3cm" svg:y="19.9cm" draw:control="control25"/>
        <draw:control draw:style-name="standard" draw:text-style-name="P5" draw:layer="layout" svg:width="10.5cm" svg:height="1.6cm" svg:x="3cm" svg:y="21.5cm" draw:control="control26"/>
        <draw:control draw:style-name="standard" draw:text-style-name="P5" draw:layer="layout" svg:width="10.5cm" svg:height="1.6cm" svg:x="3cm" svg:y="23.1cm" draw:control="control27"/>
        <draw:control draw:style-name="standard" draw:text-style-name="P5" draw:layer="layout" svg:width="10.5cm" svg:height="1.6cm" svg:x="3cm" svg:y="24.7cm" draw:control="control28"/>
        <draw:control draw:style-name="standard" draw:text-style-name="P5" draw:layer="layout" svg:width="10.5cm" svg:height="1.6cm" svg:x="3cm" svg:y="26.3cm" draw:control="control29"/>
        <draw:control draw:style-name="standard" draw:text-style-name="P5" draw:layer="layout" svg:width="3cm" svg:height="1.6cm" svg:x="13.7cm" svg:y="12cm" draw:control="control30"/>
        <draw:control draw:style-name="standard" draw:text-style-name="P5" draw:layer="layout" svg:width="3cm" svg:height="1.6cm" svg:x="13.7cm" svg:y="13.5cm" draw:control="control31"/>
        <draw:control draw:style-name="standard" draw:text-style-name="P5" draw:layer="layout" svg:width="3cm" svg:height="1.6cm" svg:x="13.7cm" svg:y="15.1cm" draw:control="control32"/>
        <draw:control draw:style-name="standard" draw:text-style-name="P5" draw:layer="layout" svg:width="3cm" svg:height="1.6cm" svg:x="13.7cm" svg:y="16.7cm" draw:control="control33"/>
        <draw:control draw:style-name="standard" draw:text-style-name="P5" draw:layer="layout" svg:width="3cm" svg:height="1.6cm" svg:x="13.7cm" svg:y="18.3cm" draw:control="control34"/>
        <draw:control draw:style-name="standard" draw:text-style-name="P5" draw:layer="layout" svg:width="3cm" svg:height="1.6cm" svg:x="13.7cm" svg:y="19.9cm" draw:control="control35"/>
        <draw:control draw:style-name="standard" draw:text-style-name="P5" draw:layer="layout" svg:width="3cm" svg:height="1.6cm" svg:x="13.7cm" svg:y="21.5cm" draw:control="control36"/>
        <draw:control draw:style-name="standard" draw:text-style-name="P5" draw:layer="layout" svg:width="3cm" svg:height="1.6cm" svg:x="13.7cm" svg:y="23.1cm" draw:control="control37"/>
        <draw:control draw:style-name="standard" draw:text-style-name="P5" draw:layer="layout" svg:width="3cm" svg:height="1.6cm" svg:x="13.7cm" svg:y="24.7cm" draw:control="control38"/>
        <draw:control draw:style-name="standard" draw:text-style-name="P5" draw:layer="layout" svg:width="3cm" svg:height="1.6cm" svg:x="13.7cm" svg:y="26.3cm" draw:control="control39"/>
        <draw:control draw:style-name="standard" draw:text-style-name="P5" draw:layer="layout" svg:width="3cm" svg:height="1.6cm" svg:x="16.9cm" svg:y="12cm" draw:control="control40"/>
        <draw:control draw:style-name="standard" draw:text-style-name="P5" draw:layer="layout" svg:width="3cm" svg:height="1.6cm" svg:x="16.9cm" svg:y="13.5cm" draw:control="control41"/>
        <draw:control draw:style-name="standard" draw:text-style-name="P5" draw:layer="layout" svg:width="3cm" svg:height="1.6cm" svg:x="16.9cm" svg:y="15.1cm" draw:control="control42"/>
        <draw:control draw:style-name="standard" draw:text-style-name="P5" draw:layer="layout" svg:width="3cm" svg:height="1.6cm" svg:x="16.9cm" svg:y="16.7cm" draw:control="control43"/>
        <draw:control draw:style-name="standard" draw:text-style-name="P5" draw:layer="layout" svg:width="3cm" svg:height="1.6cm" svg:x="16.9cm" svg:y="18.3cm" draw:control="control44"/>
        <draw:control draw:style-name="standard" draw:text-style-name="P5" draw:layer="layout" svg:width="3cm" svg:height="1.6cm" svg:x="16.9cm" svg:y="19.9cm" draw:control="control45"/>
        <draw:control draw:style-name="standard" draw:text-style-name="P5" draw:layer="layout" svg:width="3cm" svg:height="1.6cm" svg:x="16.9cm" svg:y="21.5cm" draw:control="control46"/>
        <draw:control draw:style-name="standard" draw:text-style-name="P5" draw:layer="layout" svg:width="3cm" svg:height="1.6cm" svg:x="16.9cm" svg:y="23.1cm" draw:control="control47"/>
        <draw:control draw:style-name="standard" draw:text-style-name="P5" draw:layer="layout" svg:width="3cm" svg:height="1.6cm" svg:x="16.9cm" svg:y="24.7cm" draw:control="control48"/>
        <draw:control draw:style-name="standard" draw:text-style-name="P5" draw:layer="layout" svg:width="3cm" svg:height="1.6cm" svg:x="16.9cm" svg:y="26.3cm" draw:control="control49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6:25:39.782000000</meta:creation-date>
    <dc:date>2015-11-11T16:49:32.104000000</dc:date>
    <meta:editing-duration>PT8M17S</meta:editing-duration>
    <meta:editing-cycles>1</meta:editing-cycles>
    <meta:document-statistic meta:object-count="55"/>
    <meta:generator>LibreOffice/5.0.2.2$Windows_x86 LibreOffice_project/37b43f919e4de5eeaca9b9755ed688758a8251fe</meta:generator>
  </office:meta>
</office:document-meta>
</file>